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h text:style-name="Heading_20_2" text:outline-level="2">Annex al conveni de cessió de bens entre el cedent i la cessionària</text:h>
      <text:p text:style-name="P1">El cedent és el gestor del circuit i la cessionària és el receptor final dels dispositius</text:p>
      <text:list text:style-name="L1">
        <text:list-item>
          <text:p text:style-name="P2">El present annex subscriu els compromisos adquirits per la cessionària i la cedent en el conveni vigent.</text:p>
        </text:list-item>
        <text:list-item>
          <text:p text:style-name="P2">La cessionària i/o els proveïdors podran rebre donacions monetàries les quals s'aplicaran en compliment dels fins del projecte de la cessionària "facilitar el reaprofitament de maquinari en bon estat de funcionament per part d’entitats sense ànim de lucre i amb un fi social" a favor del seus associats/beneficiaris.</text:p>
        </text:list-item>
        <text:list-item>
          <text:p text:style-name="P2">La cessionària es compromet que els proveïdors que faran la 'posada a punt' i la distribució del maquinari donat pel cedent seran cooperatives, fundacions, associacions i entitats sense afany de lucre, incloses les federacions, confederacions, coordinadores i xarxes compostes per cooperatives o associacions sense afany de lucre, així com a particulars acompanyats de serveis socials.</text:p>
        </text:list-item>
        <text:list-item>
          <text:p text:style-name="P2">La cessionària es compromet a ser transparent amb la cedent amb les donacions monetàries rebudes.</text:p>
        </text:list-item>
        <text:list-item>
          <text:p text:style-name="P2">La cessionària es compromet a fer arribar una memòria d'impacte social dels dispositius a la cedent com a màxim als sis mesos de la cessió dels dispositius.</text:p>
        </text:list-item>
        <text:list-item>
          <text:p text:style-name="P2">El present annex és revisarà anualment. Es crearà una comissió de seguiment dels acords, que podrà proposar canvis del present document per tal de facilitat l’operativitat del conveni i l’annex. La comissió de seguiment es convocarà semestral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